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03096F254476B8F7A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208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mount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le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0.249cm" svg:height="1.218cm" svg:x="5.851cm" svg:y="1.482cm">
          <draw:image xlink:href="Pictures/10000201000001940000003096F254476B8F7AE3.png" xlink:type="simple" xlink:show="embed" xlink:actuate="onLoad">
            <text:p/>
          </draw:image>
        </draw:frame>
        <draw:frame draw:style-name="gr2" draw:text-style-name="P4" draw:layer="layout" svg:width="5.7cm" svg:height="0.8cm" svg:x="8.6cm" svg:y="2.7cm">
          <draw:text-box>
            <text:p text:style-name="P3"><text:span text:style-name="T2">Abha, Asir, Saudi Arabia</text:span></text:p>
          </draw:text-box>
        </draw:frame>
        <draw:frame draw:style-name="gr3" draw:text-style-name="P4" draw:layer="layout" svg:width="6.8cm" svg:height="2.384cm" svg:x="8.1cm" svg:y="3.3cm">
          <draw:text-box>
            <text:p text:style-name="P3"><text:span text:style-name="T2">Phone No.: +966-50-938-7659</text:span></text:p>
          </draw:text-box>
        </draw:frame>
        <draw:frame draw:style-name="gr4" draw:text-style-name="P4" draw:layer="layout" svg:width="4.6cm" svg:height="1.199cm" svg:x="6.1cm" svg:y="5.1cm">
          <draw:text-box>
            <text:p text:style-name="P3"><text:span text:style-name="T2">Patient Name: </text:span></text:p>
          </draw:text-box>
        </draw:frame>
        <draw:control draw:style-name="standard" draw:text-style-name="P5" draw:layer="controls" svg:width="5.1cm" svg:height="0.5cm" svg:x="10cm" svg:y="5.2cm" draw:control="control1"/>
        <draw:frame draw:style-name="gr5" draw:text-style-name="P4" draw:layer="layout" svg:width="2.5cm" svg:height="0.725cm" svg:x="6.1cm" svg:y="5.938cm">
          <draw:text-box>
            <text:p text:style-name="P3"><text:span text:style-name="T2">Age:</text:span></text:p>
          </draw:text-box>
        </draw:frame>
        <draw:frame draw:style-name="gr5" draw:text-style-name="P4" draw:layer="layout" svg:width="2.5cm" svg:height="0.725cm" svg:x="6.1cm" svg:y="6.739cm">
          <draw:text-box>
            <text:p text:style-name="P3"><text:span text:style-name="T2">Sex:</text:span></text:p>
          </draw:text-box>
        </draw:frame>
        <draw:frame draw:style-name="gr5" draw:text-style-name="P4" draw:layer="layout" svg:width="2.5cm" svg:height="0.725cm" svg:x="6.1cm" svg:y="7.44cm">
          <draw:text-box>
            <text:p text:style-name="P3"><text:span text:style-name="T2">ID:</text:span></text:p>
          </draw:text-box>
        </draw:frame>
        <draw:frame draw:style-name="gr5" draw:text-style-name="P4" draw:layer="layout" svg:width="2.5cm" svg:height="0.725cm" svg:x="6.1cm" svg:y="8.141cm">
          <draw:text-box>
            <text:p text:style-name="P3"><text:span text:style-name="T2">Phone:</text:span></text:p>
          </draw:text-box>
        </draw:frame>
        <draw:frame draw:style-name="gr6" draw:text-style-name="P4" draw:layer="layout" svg:width="3.3cm" svg:height="0.725cm" svg:x="6.1cm" svg:y="8.842cm">
          <draw:text-box>
            <text:p text:style-name="P3"><text:span text:style-name="T2">Employee:</text:span></text:p>
          </draw:text-box>
        </draw:frame>
        <draw:frame draw:style-name="gr5" draw:text-style-name="P4" draw:layer="layout" svg:width="2.5cm" svg:height="0.725cm" svg:x="6.1cm" svg:y="9.543cm">
          <draw:text-box>
            <text:p text:style-name="P3"><text:span text:style-name="T2">Date:</text:span></text:p>
          </draw:text-box>
        </draw:frame>
        <draw:control draw:style-name="standard" draw:text-style-name="P5" draw:layer="controls" svg:width="5.1cm" svg:height="0.5cm" svg:x="10cm" svg:y="6cm" draw:control="control2"/>
        <draw:control draw:style-name="standard" draw:text-style-name="P5" draw:layer="controls" svg:width="5.1cm" svg:height="0.5cm" svg:x="10cm" svg:y="6.8cm" draw:control="control3"/>
        <draw:control draw:style-name="standard" draw:text-style-name="P5" draw:layer="controls" svg:width="5.1cm" svg:height="0.5cm" svg:x="10cm" svg:y="7.6cm" draw:control="control4"/>
        <draw:control draw:style-name="standard" draw:text-style-name="P5" draw:layer="controls" svg:width="5.1cm" svg:height="0.5cm" svg:x="10cm" svg:y="8.3cm" draw:control="control5"/>
        <draw:control draw:style-name="standard" draw:text-style-name="P5" draw:layer="controls" svg:width="5.1cm" svg:height="0.5cm" svg:x="10cm" svg:y="9cm" draw:control="control6"/>
        <draw:control draw:style-name="standard" draw:text-style-name="P5" draw:layer="controls" svg:width="5.1cm" svg:height="0.5cm" svg:x="10cm" svg:y="9.7cm" draw:control="control7"/>
        <draw:frame draw:style-name="gr5" draw:text-style-name="P4" draw:layer="layout" svg:width="2.5cm" svg:height="0.725cm" svg:x="6.1cm" svg:y="10.244cm">
          <draw:text-box>
            <text:p text:style-name="P3"><text:span text:style-name="T2">Services:</text:span></text:p>
          </draw:text-box>
        </draw:frame>
        <draw:control draw:style-name="standard" draw:text-style-name="P5" draw:layer="controls" svg:width="4.9cm" svg:height="10.6cm" svg:x="10cm" svg:y="10.3cm" draw:control="control8"/>
        <draw:frame draw:style-name="gr5" draw:text-style-name="P4" draw:layer="layout" svg:width="2.5cm" svg:height="0.725cm" svg:x="6.1cm" svg:y="21.045cm">
          <draw:text-box>
            <text:p text:style-name="P3"><text:span text:style-name="T2">Amount:</text:span></text:p>
          </draw:text-box>
        </draw:frame>
        <draw:control draw:style-name="standard" draw:text-style-name="P5" draw:layer="controls" svg:width="5.1cm" svg:height="0.5cm" svg:x="10cm" svg:y="21.2cm" draw:control="control9"/>
        <draw:frame draw:style-name="gr5" draw:text-style-name="P4" draw:layer="layout" svg:width="2.5cm" svg:height="0.725cm" svg:x="6.1cm" svg:y="21.946cm">
          <draw:text-box>
            <text:p text:style-name="P3"><text:span text:style-name="T2">File No.:</text:span></text:p>
          </draw:text-box>
        </draw:frame>
        <draw:control draw:style-name="standard" draw:text-style-name="P5" draw:layer="controls" svg:width="5.1cm" svg:height="0.5cm" svg:x="10cm" svg:y="22.1cm" draw:control="control10"/>
        <draw:frame draw:style-name="gr2" draw:text-style-name="P6" draw:layer="layout" svg:width="7cm" svg:height="0.962cm" svg:x="7.5cm" svg:y="23.9cm">
          <draw:text-box>
            <text:p>Thank you for visiting!</text:p>
          </draw:text-box>
        </draw:frame>
        <draw:control draw:style-name="standard" draw:text-style-name="P5" draw:layer="controls" svg:width="5.1cm" svg:height="0.5cm" svg:x="8.1cm" svg:y="24.8cm" draw:control="control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5-18T22:08:53.984810465</dc:date>
    <dc:creator>Sarhad Salam</dc:creator>
    <meta:editing-duration>PT2H34M47S</meta:editing-duration>
    <meta:editing-cycles>9</meta:editing-cycles>
    <meta:generator>LibreOffice/5.1.6.2$Linux_X86_64 LibreOffice_project/10m0$Build-2</meta:generator>
    <meta:document-statistic meta:object-count="25"/>
  </office:meta>
</office:document-meta>
</file>